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Ubuntu software (.deb) package from the command line.</text:h>
      <text:p text:style-name="Standard"/>
      <text:p text:style-name="Standard">There are a couple of ways to get (install) software package(s) or applications (apps) installed in Ubuntu. The common way is through the Ubuntu software centre.</text:p>
      <text:p text:style-name="Standard"/>
      <text:p text:style-name="Standard">But some software apps cannot be found (and installed) in the official Ubuntu software repository. Also some app distributors for the Ubuntu platform would rather choose to distribute their apps by [providing downloadable Ubuntu/Debian (.deb) package from their websites.</text:p>
      <text:p text:style-name="Standard"/>
      <text:p text:style-name="Text_20_body">This deb package contains all the dependencies an application needs to be successfully installed, which can be done through the terminal using the following steps:</text:p>
      <text:p text:style-name="Text_20_body">Open the terminal <text:span text:style-name="Emphasis">(SHORTCUT:</text:span> _ <text:span text:style-name="Strong_20_Emphasis">Ctrl+Alt+T</text:span> _<text:span text:style-name="Emphasis">)</text:span> and enter the command:</text:p>
      <text:p text:style-name="Text_20_body"><text:span text:style-name="Strong_20_Emphasis"><text:span text:style-name="Source_20_Text">sudo dpkg –i</text:span></text:span> _ <text:span text:style-name="Strong_20_Emphasis"><text:span text:style-name="Source_20_Text">/path/to/deb/file</text:span></text:span> _</text:p>
      <text:p text:style-name="Text_20_body">The “<text:span text:style-name="Emphasis">dpkg</text:span>” utility is a low-level package tool use in Ubuntu (and other debian-based distriutions) for directly installing software packages (in this case, the .deb).</text:p>
      <text:p text:style-name="Text_20_body">Then enter;</text:p>
      <text:p text:style-name="Text_20_body"><text:span text:style-name="Strong_20_Emphasis"><text:span text:style-name="Source_20_Text">sudo apt-get install –f</text:span></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03:04:41.632876538</meta:creation-date>
    <dc:date>2020-03-14T03:16:08.162630735</dc:date>
    <meta:editing-duration>PT55S</meta:editing-duration>
    <meta:editing-cycles>2</meta:editing-cycles>
    <meta:generator>LibreOffice/6.0.7.3$Linux_X86_64 LibreOffice_project/00m0$Build-3</meta:generator>
    <meta:document-statistic meta:table-count="0" meta:image-count="0" meta:object-count="0" meta:page-count="1" meta:paragraph-count="9" meta:word-count="149" meta:character-count="964" meta:non-whitespace-character-count="824"/>
  </office:meta>
</office:document-meta>
</file>